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18cm"/>
    </style:style>
    <style:style style:name="co2" style:family="table-column">
      <style:table-column-properties fo:break-before="auto" style:column-width="4.255cm"/>
    </style:style>
    <style:style style:name="co3" style:family="table-column">
      <style:table-column-properties fo:break-before="auto" style:column-width="5.071cm"/>
    </style:style>
    <style:style style:name="co4" style:family="table-column">
      <style:table-column-properties fo:break-before="auto" style:column-width="3.976cm"/>
    </style:style>
    <style:style style:name="co5" style:family="table-column">
      <style:table-column-properties fo:break-before="auto" style:column-width="5.242cm"/>
    </style:style>
    <style:style style:name="co6" style:family="table-column">
      <style:table-column-properties fo:break-before="auto" style:column-width="5.828cm"/>
    </style:style>
    <style:style style:name="co7" style:family="table-column">
      <style:table-column-properties fo:break-before="auto" style:column-width="5.345cm"/>
    </style:style>
    <style:style style:name="co8" style:family="table-column">
      <style:table-column-properties fo:break-before="auto" style:column-width="3.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19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17"/>
        <table:table-column table:style-name="co3" table:default-cell-style-name="ce14"/>
        <table:table-column table:style-name="co4" table:default-cell-style-name="ce17"/>
        <table:table-column table:style-name="co5" table:default-cell-style-name="ce14"/>
        <table:table-column table:style-name="co6" table:default-cell-style-name="ce17"/>
        <table:table-column table:style-name="co7" table:default-cell-style-name="ce14"/>
        <table:table-column table:style-name="co8" table:visibility="collapse" table:default-cell-style-name="Default"/>
        <table:table-column table:style-name="co9" table:number-columns-repeated="1016" table:default-cell-style-name="Default"/>
        <table:table-row table:style-name="ro1">
          <table:table-cell table:style-name="ce4" office:value-type="string" calcext:value-type="string">
            <text:p>Table: <text:s/>A summary of the number and percentage of assigned, unmapped and multi-mapped alignments from featureCounts</text:p>
          </table:table-cell>
          <table:table-cell table:style-name="ce16" table:number-columns-repeated="1023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2">
          <table:table-cell table:style-name="ce2" office:value-type="string" calcext:value-type="string">
            <text:p>Library ID</text:p>
          </table:table-cell>
          <table:table-cell table:style-name="ce2" office:value-type="string" calcext:value-type="string">
            <text:p>Assigned alignments</text:p>
          </table:table-cell>
          <table:table-cell table:style-name="ce2" office:value-type="string" calcext:value-type="string">
            <text:p>Assigned alignments (%)</text:p>
          </table:table-cell>
          <table:table-cell table:style-name="ce2" office:value-type="string" calcext:value-type="string">
            <text:p>Unmapped reads</text:p>
          </table:table-cell>
          <table:table-cell table:style-name="ce2" office:value-type="string" calcext:value-type="string">
            <text:p>Unmapped reads (%)</text:p>
          </table:table-cell>
          <table:table-cell table:style-name="ce2" office:value-type="string" calcext:value-type="string">
            <text:p>Multi-mapped alignments</text:p>
          </table:table-cell>
          <table:table-cell table:style-name="ce2" office:value-type="string" calcext:value-type="string">
            <text:p>Multi-mapped alignments (%)</text:p>
          </table:table-cell>
          <table:table-cell office:value-type="string" calcext:value-type="string">
            <text:p>%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p20-GFP-SFC-16h-R1</text:p>
          </table:table-cell>
          <table:table-cell office:value-type="float" office:value="2768569" calcext:value-type="float">
            <text:p>2 768 569,00</text:p>
          </table:table-cell>
          <table:table-cell table:formula="of:=([.$B4]/[.$H4])*100" office:value-type="float" office:value="31.315695859045" calcext:value-type="float">
            <text:p>31,32</text:p>
          </table:table-cell>
          <table:table-cell office:value-type="float" office:value="250460" calcext:value-type="float">
            <text:p>250 460,00</text:p>
          </table:table-cell>
          <table:table-cell table:formula="of:=([.$D4]/[.$H4])*100" office:value-type="float" office:value="2.83299032274666" calcext:value-type="float">
            <text:p>2,83</text:p>
          </table:table-cell>
          <table:table-cell office:value-type="float" office:value="4283857" calcext:value-type="float">
            <text:p>4 283 857,00</text:p>
          </table:table-cell>
          <table:table-cell table:formula="of:=([.$F4]/[.$H4])*100" office:value-type="float" office:value="48.4553438674062" calcext:value-type="float">
            <text:p>48,46</text:p>
          </table:table-cell>
          <table:table-cell table:formula="of:=([.$B4]+[.$D4]+[.$F4])+1537949" office:value-type="float" office:value="8840835" calcext:value-type="float">
            <text:p>88408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p20-GFP-SFC-16h-R2</text:p>
          </table:table-cell>
          <table:table-cell office:value-type="float" office:value="6650570" calcext:value-type="float">
            <text:p>6 650 570,00</text:p>
          </table:table-cell>
          <table:table-cell table:formula="of:=([.$B5]/[.$H5])*100" office:value-type="float" office:value="46.7256061425206" calcext:value-type="float">
            <text:p>46,73</text:p>
          </table:table-cell>
          <table:table-cell office:value-type="float" office:value="246273" calcext:value-type="float">
            <text:p>246 273,00</text:p>
          </table:table-cell>
          <table:table-cell table:formula="of:=([.$D5]/[.$H5])*100" office:value-type="float" office:value="1.73026600750567" calcext:value-type="float">
            <text:p>1,73</text:p>
          </table:table-cell>
          <table:table-cell office:value-type="float" office:value="5084615" calcext:value-type="float">
            <text:p>5 084 615,00</text:p>
          </table:table-cell>
          <table:table-cell table:formula="of:=([.$F5]/[.$H5])*100" office:value-type="float" office:value="35.7235121014217" calcext:value-type="float">
            <text:p>35,72</text:p>
          </table:table-cell>
          <table:table-cell table:formula="of:=([.$B5]+[.$D5]+[.$F5])+2251787" office:value-type="float" office:value="14233245" calcext:value-type="float">
            <text:p>1423324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p20-GFP-SFC-4h-R1</text:p>
          </table:table-cell>
          <table:table-cell office:value-type="float" office:value="1537093" calcext:value-type="float">
            <text:p>1 537 093,00</text:p>
          </table:table-cell>
          <table:table-cell table:formula="of:=([.$B6]/[.$H6])*100" office:value-type="float" office:value="14.3006201088233" calcext:value-type="float">
            <text:p>14,30</text:p>
          </table:table-cell>
          <table:table-cell office:value-type="float" office:value="241239" calcext:value-type="float">
            <text:p>241 239,00</text:p>
          </table:table-cell>
          <table:table-cell table:formula="of:=([.$D6]/[.$H6])*100" office:value-type="float" office:value="2.24441025652476" calcext:value-type="float">
            <text:p>2,24</text:p>
          </table:table-cell>
          <table:table-cell office:value-type="float" office:value="6183682" calcext:value-type="float">
            <text:p>6 183 682,00</text:p>
          </table:table-cell>
          <table:table-cell table:formula="of:=([.$F6]/[.$H6])*100" office:value-type="float" office:value="57.5309933463808" calcext:value-type="float">
            <text:p>57,53</text:p>
          </table:table-cell>
          <table:table-cell table:formula="of:=([.$B6]+[.$D6]+[.$F6])+2786422" office:value-type="float" office:value="10748436" calcext:value-type="float">
            <text:p>1074843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p20-GFP-SFC-4h-R2</text:p>
          </table:table-cell>
          <table:table-cell office:value-type="float" office:value="1116633" calcext:value-type="float">
            <text:p>1 116 633,00</text:p>
          </table:table-cell>
          <table:table-cell table:formula="of:=([.$B7]/[.$H7])*100" office:value-type="float" office:value="9.62131018450984" calcext:value-type="float">
            <text:p>9,62</text:p>
          </table:table-cell>
          <table:table-cell office:value-type="float" office:value="268824" calcext:value-type="float">
            <text:p>268 824,00</text:p>
          </table:table-cell>
          <table:table-cell table:formula="of:=([.$D7]/[.$H7])*100" office:value-type="float" office:value="2.316283943821" calcext:value-type="float">
            <text:p>2,32</text:p>
          </table:table-cell>
          <table:table-cell office:value-type="float" office:value="7140252" calcext:value-type="float">
            <text:p>7 140 252,00</text:p>
          </table:table-cell>
          <table:table-cell table:formula="of:=([.$F7]/[.$H7])*100" office:value-type="float" office:value="61.522970651563" calcext:value-type="float">
            <text:p>61,52</text:p>
          </table:table-cell>
          <table:table-cell table:formula="of:=([.$B7]+[.$D7]+[.$F7])+3080122" office:value-type="float" office:value="11605831" calcext:value-type="float">
            <text:p>1160583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p20-GFP-SFC-8h-R1</text:p>
          </table:table-cell>
          <table:table-cell office:value-type="float" office:value="3592228" calcext:value-type="float">
            <text:p>3 592 228,00</text:p>
          </table:table-cell>
          <table:table-cell table:formula="of:=([.$B8]/[.$H8])*100" office:value-type="float" office:value="35.0706968462491" calcext:value-type="float">
            <text:p>35,07</text:p>
          </table:table-cell>
          <table:table-cell office:value-type="float" office:value="181016" calcext:value-type="float">
            <text:p>181 016,00</text:p>
          </table:table-cell>
          <table:table-cell table:formula="of:=([.$D8]/[.$H8])*100" office:value-type="float" office:value="1.76724786408898" calcext:value-type="float">
            <text:p>1,77</text:p>
          </table:table-cell>
          <table:table-cell office:value-type="float" office:value="4873566" calcext:value-type="float">
            <text:p>4 873 566,00</text:p>
          </table:table-cell>
          <table:table-cell table:formula="of:=([.$F8]/[.$H8])*100" office:value-type="float" office:value="47.5803194413569" calcext:value-type="float">
            <text:p>47,58</text:p>
          </table:table-cell>
          <table:table-cell table:formula="of:=([.$B8]+[.$D8]+[.$F8])+1596009" office:value-type="float" office:value="10242819" calcext:value-type="float">
            <text:p>1024281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p20-GFP-SFC-8h-R2</text:p>
          </table:table-cell>
          <table:table-cell office:value-type="float" office:value="1448627" calcext:value-type="float">
            <text:p>1 448 627,00</text:p>
          </table:table-cell>
          <table:table-cell table:formula="of:=([.$B9]/[.$H9])*100" office:value-type="float" office:value="10.9440597927678" calcext:value-type="float">
            <text:p>10,94</text:p>
          </table:table-cell>
          <table:table-cell office:value-type="float" office:value="314711" calcext:value-type="float">
            <text:p>314 711,00</text:p>
          </table:table-cell>
          <table:table-cell table:formula="of:=([.$D9]/[.$H9])*100" office:value-type="float" office:value="2.37757269569168" calcext:value-type="float">
            <text:p>2,38</text:p>
          </table:table-cell>
          <table:table-cell office:value-type="float" office:value="8060659" calcext:value-type="float">
            <text:p>8 060 659,00</text:p>
          </table:table-cell>
          <table:table-cell table:formula="of:=([.$F9]/[.$H9])*100" office:value-type="float" office:value="60.8965137782963" calcext:value-type="float">
            <text:p>60,90</text:p>
          </table:table-cell>
          <table:table-cell table:formula="of:=([.$B9]+[.$D9]+[.$F9])+3412654" office:value-type="float" office:value="13236651" calcext:value-type="float">
            <text:p>1323665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FPcon-16hr-R1</text:p>
          </table:table-cell>
          <table:table-cell office:value-type="float" office:value="5479941" calcext:value-type="float">
            <text:p>5 479 941,00</text:p>
          </table:table-cell>
          <table:table-cell table:formula="of:=([.$B10]/[.$H10])*100" office:value-type="float" office:value="47.0552418171728" calcext:value-type="float">
            <text:p>47,06</text:p>
          </table:table-cell>
          <table:table-cell office:value-type="float" office:value="205924" calcext:value-type="float">
            <text:p>205 924,00</text:p>
          </table:table-cell>
          <table:table-cell table:formula="of:=([.$D10]/[.$H10])*100" office:value-type="float" office:value="1.76823137620633" calcext:value-type="float">
            <text:p>1,77</text:p>
          </table:table-cell>
          <table:table-cell office:value-type="float" office:value="4761818" calcext:value-type="float">
            <text:p>4 761 818,00</text:p>
          </table:table-cell>
          <table:table-cell table:formula="of:=([.$F10]/[.$H10])*100" office:value-type="float" office:value="40.8888521754826" calcext:value-type="float">
            <text:p>40,89</text:p>
          </table:table-cell>
          <table:table-cell table:formula="of:=([.$B10]+[.$D10]+[.$F10])+1198078" office:value-type="float" office:value="11645761" calcext:value-type="float">
            <text:p>1164576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FPcon-16hr-R2</text:p>
          </table:table-cell>
          <table:table-cell office:value-type="float" office:value="3259970" calcext:value-type="float">
            <text:p>3 259 970,00</text:p>
          </table:table-cell>
          <table:table-cell table:formula="of:=([.$B11]/[.$H11])*100" office:value-type="float" office:value="31.5578094535483" calcext:value-type="float">
            <text:p>31,56</text:p>
          </table:table-cell>
          <table:table-cell office:value-type="float" office:value="178858" calcext:value-type="float">
            <text:p>178 858,00</text:p>
          </table:table-cell>
          <table:table-cell table:formula="of:=([.$D11]/[.$H11])*100" office:value-type="float" office:value="1.73141675636363" calcext:value-type="float">
            <text:p>1,73</text:p>
          </table:table-cell>
          <table:table-cell office:value-type="float" office:value="5536917" calcext:value-type="float">
            <text:p>5 536 917,00</text:p>
          </table:table-cell>
          <table:table-cell table:formula="of:=([.$F11]/[.$H11])*100" office:value-type="float" office:value="53.5995643046139" calcext:value-type="float">
            <text:p>53,60</text:p>
          </table:table-cell>
          <table:table-cell table:formula="of:=([.$B11]+[.$D11]+[.$F11])+1354408" office:value-type="float" office:value="10330153" calcext:value-type="float">
            <text:p>1033015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FPcon-4hr-R1</text:p>
          </table:table-cell>
          <table:table-cell office:value-type="float" office:value="3001688" calcext:value-type="float">
            <text:p>3 001 688,00</text:p>
          </table:table-cell>
          <table:table-cell table:formula="of:=([.$B12]/[.$H12])*100" office:value-type="float" office:value="18.9420503587816" calcext:value-type="float">
            <text:p>18,94</text:p>
          </table:table-cell>
          <table:table-cell office:value-type="float" office:value="392017" calcext:value-type="float">
            <text:p>392 017,00</text:p>
          </table:table-cell>
          <table:table-cell table:formula="of:=([.$D12]/[.$H12])*100" office:value-type="float" office:value="2.47380998807953" calcext:value-type="float">
            <text:p>2,47</text:p>
          </table:table-cell>
          <table:table-cell office:value-type="float" office:value="9484500" calcext:value-type="float">
            <text:p>9 484 500,00</text:p>
          </table:table-cell>
          <table:table-cell table:formula="of:=([.$F12]/[.$H12])*100" office:value-type="float" office:value="59.8516157001872" calcext:value-type="float">
            <text:p>59,85</text:p>
          </table:table-cell>
          <table:table-cell table:formula="of:=([.$B12]+[.$D12]+[.$F12])+2968485" office:value-type="float" office:value="15846690" calcext:value-type="float">
            <text:p>15846690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>
            <text:p>*GFPcon-4hr-R2</text:p>
          </table:table-cell>
          <table:table-cell table:style-name="ce18" office:value-type="float" office:value="4449" calcext:value-type="float">
            <text:p>4 449,00</text:p>
          </table:table-cell>
          <table:table-cell table:formula="of:=([.$B13]/[.$H13])*100" office:value-type="float" office:value="20.9483002165929" calcext:value-type="float">
            <text:p>20,95</text:p>
          </table:table-cell>
          <table:table-cell table:style-name="ce18" office:value-type="float" office:value="2063" calcext:value-type="float">
            <text:p>2 063,00</text:p>
          </table:table-cell>
          <table:table-cell table:formula="of:=([.$D13]/[.$H13])*100" office:value-type="float" office:value="9.71372068933045" calcext:value-type="float">
            <text:p>9,71</text:p>
          </table:table-cell>
          <table:table-cell table:style-name="ce18" office:value-type="float" office:value="4825" calcext:value-type="float">
            <text:p>4 825,00</text:p>
          </table:table-cell>
          <table:table-cell table:formula="of:=([.$F13]/[.$H13])*100" office:value-type="float" office:value="22.718711743102" calcext:value-type="float">
            <text:p>22,72</text:p>
          </table:table-cell>
          <table:table-cell table:formula="of:=([.$B13]+[.$D13]+[.$F13])+9901" office:value-type="float" office:value="21238" calcext:value-type="float">
            <text:p>2123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FPcon-8hr-R1_S9</text:p>
          </table:table-cell>
          <table:table-cell office:value-type="float" office:value="2427699" calcext:value-type="float">
            <text:p>2 427 699,00</text:p>
          </table:table-cell>
          <table:table-cell table:formula="of:=([.$B14]/[.$H14])*100" office:value-type="float" office:value="23.0642290162884" calcext:value-type="float">
            <text:p>23,06</text:p>
          </table:table-cell>
          <table:table-cell office:value-type="float" office:value="162250" calcext:value-type="float">
            <text:p>162 250,00</text:p>
          </table:table-cell>
          <table:table-cell table:formula="of:=([.$D14]/[.$H14])*100" office:value-type="float" office:value="1.5414477486265" calcext:value-type="float">
            <text:p>1,54</text:p>
          </table:table-cell>
          <table:table-cell office:value-type="float" office:value="5855954" calcext:value-type="float">
            <text:p>5 855 954,00</text:p>
          </table:table-cell>
          <table:table-cell table:formula="of:=([.$F14]/[.$H14])*100" office:value-type="float" office:value="55.6341886555336" calcext:value-type="float">
            <text:p>55,63</text:p>
          </table:table-cell>
          <table:table-cell table:formula="of:=([.$B14]+[.$D14]+[.$F14])+2079916" office:value-type="float" office:value="10525819" calcext:value-type="float">
            <text:p>1052581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FPcon-8hr-R2</text:p>
          </table:table-cell>
          <table:table-cell office:value-type="float" office:value="1024117" calcext:value-type="float">
            <text:p>1 024 117,00</text:p>
          </table:table-cell>
          <table:table-cell table:formula="of:=([.$B15]/[.$H15])*100" office:value-type="float" office:value="8.29212373058567" calcext:value-type="float">
            <text:p>8,29</text:p>
          </table:table-cell>
          <table:table-cell office:value-type="float" office:value="233827" calcext:value-type="float">
            <text:p>233 827,00</text:p>
          </table:table-cell>
          <table:table-cell table:formula="of:=([.$D15]/[.$H15])*100" office:value-type="float" office:value="1.89326260139384" calcext:value-type="float">
            <text:p>1,89</text:p>
          </table:table-cell>
          <table:table-cell office:value-type="float" office:value="7783480" calcext:value-type="float">
            <text:p>7 783 480,00</text:p>
          </table:table-cell>
          <table:table-cell table:formula="of:=([.$F15]/[.$H15])*100" office:value-type="float" office:value="63.0216852318036" calcext:value-type="float">
            <text:p>63,02</text:p>
          </table:table-cell>
          <table:table-cell table:formula="of:=([.$B15]+[.$D15]+[.$F15])+3309055" office:value-type="float" office:value="12350479" calcext:value-type="float">
            <text:p>12350479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*RM-10_S417</text:p>
          </table:table-cell>
          <table:table-cell table:style-name="ce19" office:value-type="float" office:value="48772" calcext:value-type="float">
            <text:p>48 772,00</text:p>
          </table:table-cell>
          <table:table-cell table:formula="of:=([.$B16]/[.$H16])*100" office:value-type="float" office:value="1.50296327705901" calcext:value-type="float">
            <text:p>1,50</text:p>
          </table:table-cell>
          <table:table-cell table:style-name="ce19" office:value-type="float" office:value="1724947" calcext:value-type="float">
            <text:p>1 724 947,00</text:p>
          </table:table-cell>
          <table:table-cell table:formula="of:=([.$D16]/[.$H16])*100" office:value-type="float" office:value="53.1561550863837" calcext:value-type="float">
            <text:p>53,16</text:p>
          </table:table-cell>
          <table:table-cell table:style-name="ce19" office:value-type="float" office:value="1188333" calcext:value-type="float">
            <text:p>1 188 333,00</text:p>
          </table:table-cell>
          <table:table-cell table:formula="of:=([.$F16]/[.$H16])*100" office:value-type="float" office:value="36.6197994734143" calcext:value-type="float">
            <text:p>36,62</text:p>
          </table:table-cell>
          <table:table-cell table:formula="of:=([.$B16]+[.$D16]+[.$F16])+283004" office:value-type="float" office:value="3245056" calcext:value-type="float">
            <text:p>3245056</text:p>
          </table:table-cell>
          <table:table-cell table:style-name="ce10" table:number-columns-repeated="56"/>
          <table:table-cell table:number-columns-repeated="960"/>
        </table:table-row>
        <table:table-row table:style-name="ro2">
          <table:table-cell office:value-type="string" calcext:value-type="string">
            <text:p>RM-1_S408</text:p>
          </table:table-cell>
          <table:table-cell office:value-type="float" office:value="1519455" calcext:value-type="float">
            <text:p>1 519 455,00</text:p>
          </table:table-cell>
          <table:table-cell table:formula="of:=([.$B17]/[.$H17])*100" office:value-type="float" office:value="43.1255742086954" calcext:value-type="float">
            <text:p>43,13</text:p>
          </table:table-cell>
          <table:table-cell office:value-type="float" office:value="42968" calcext:value-type="float">
            <text:p>42 968,00</text:p>
          </table:table-cell>
          <table:table-cell table:formula="of:=([.$D17]/[.$H17])*100" office:value-type="float" office:value="1.21952915525581" calcext:value-type="float">
            <text:p>1,22</text:p>
          </table:table-cell>
          <table:table-cell office:value-type="float" office:value="947523" calcext:value-type="float">
            <text:p>947 523,00</text:p>
          </table:table-cell>
          <table:table-cell table:formula="of:=([.$F17]/[.$H17])*100" office:value-type="float" office:value="26.8928487194064" calcext:value-type="float">
            <text:p>26,89</text:p>
          </table:table-cell>
          <table:table-cell table:formula="of:=([.$B17]+[.$D17]+[.$F17])+1013381" office:value-type="float" office:value="3523327" calcext:value-type="float">
            <text:p>352332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-2_S409</text:p>
          </table:table-cell>
          <table:table-cell office:value-type="float" office:value="6357002" calcext:value-type="float">
            <text:p>6 357 002,00</text:p>
          </table:table-cell>
          <table:table-cell table:formula="of:=([.$B18]/[.$H18])*100" office:value-type="float" office:value="56.6977482965039" calcext:value-type="float">
            <text:p>56,70</text:p>
          </table:table-cell>
          <table:table-cell office:value-type="float" office:value="287785" calcext:value-type="float">
            <text:p>287 785,00</text:p>
          </table:table-cell>
          <table:table-cell table:formula="of:=([.$D18]/[.$H18])*100" office:value-type="float" office:value="2.56673845525129" calcext:value-type="float">
            <text:p>2,57</text:p>
          </table:table-cell>
          <table:table-cell office:value-type="float" office:value="2095730" calcext:value-type="float">
            <text:p>2 095 730,00</text:p>
          </table:table-cell>
          <table:table-cell table:formula="of:=([.$F18]/[.$H18])*100" office:value-type="float" office:value="18.6916996466939" calcext:value-type="float">
            <text:p>18,69</text:p>
          </table:table-cell>
          <table:table-cell table:formula="of:=([.$B18]+[.$D18]+[.$F18])+2471572" office:value-type="float" office:value="11212089" calcext:value-type="float">
            <text:p>1121208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-3_S410</text:p>
          </table:table-cell>
          <table:table-cell office:value-type="float" office:value="1828198" calcext:value-type="float">
            <text:p>1 828 198,00</text:p>
          </table:table-cell>
          <table:table-cell table:formula="of:=([.$B19]/[.$H19])*100" office:value-type="float" office:value="52.4587971880768" calcext:value-type="float">
            <text:p>52,46</text:p>
          </table:table-cell>
          <table:table-cell office:value-type="float" office:value="73866" calcext:value-type="float">
            <text:p>73 866,00</text:p>
          </table:table-cell>
          <table:table-cell table:formula="of:=([.$D19]/[.$H19])*100" office:value-type="float" office:value="2.11953055035313" calcext:value-type="float">
            <text:p>2,12</text:p>
          </table:table-cell>
          <table:table-cell office:value-type="float" office:value="666076" calcext:value-type="float">
            <text:p>666 076,00</text:p>
          </table:table-cell>
          <table:table-cell table:formula="of:=([.$F19]/[.$H19])*100" office:value-type="float" office:value="19.1125610004198" calcext:value-type="float">
            <text:p>19,11</text:p>
          </table:table-cell>
          <table:table-cell table:formula="of:=([.$B19]+[.$D19]+[.$F19])+916877" office:value-type="float" office:value="3485017" calcext:value-type="float">
            <text:p>348501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-4_S411</text:p>
          </table:table-cell>
          <table:table-cell office:value-type="float" office:value="957014" calcext:value-type="float">
            <text:p>957 014,00</text:p>
          </table:table-cell>
          <table:table-cell table:formula="of:=([.$B20]/[.$H20])*100" office:value-type="float" office:value="16.4744078036252" calcext:value-type="float">
            <text:p>16,47</text:p>
          </table:table-cell>
          <table:table-cell office:value-type="float" office:value="86956" calcext:value-type="float">
            <text:p>86 956,00</text:p>
          </table:table-cell>
          <table:table-cell table:formula="of:=([.$D20]/[.$H20])*100" office:value-type="float" office:value="1.49689409451903" calcext:value-type="float">
            <text:p>1,50</text:p>
          </table:table-cell>
          <table:table-cell office:value-type="float" office:value="4201898" calcext:value-type="float">
            <text:p>4 201 898,00</text:p>
          </table:table-cell>
          <table:table-cell table:formula="of:=([.$F20]/[.$H20])*100" office:value-type="float" office:value="72.3330914712188" calcext:value-type="float">
            <text:p>72,33</text:p>
          </table:table-cell>
          <table:table-cell table:formula="of:=([.$B20]+[.$D20]+[.$F20])+563227" office:value-type="float" office:value="5809095" calcext:value-type="float">
            <text:p>5809095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RM-5_S412</text:p>
          </table:table-cell>
          <table:table-cell table:style-name="ce19" office:value-type="float" office:value="656723" calcext:value-type="float">
            <text:p>656 723,00</text:p>
          </table:table-cell>
          <table:table-cell table:formula="of:=([.$B21]/[.$H21])*100" office:value-type="float" office:value="18.7840855428245" calcext:value-type="float">
            <text:p>18,78</text:p>
          </table:table-cell>
          <table:table-cell table:style-name="ce19" office:value-type="float" office:value="2437094" calcext:value-type="float">
            <text:p>2 437 094,00</text:p>
          </table:table-cell>
          <table:table-cell table:formula="of:=([.$D21]/[.$H21])*100" office:value-type="float" office:value="69.7075969197124" calcext:value-type="float">
            <text:p>69,71</text:p>
          </table:table-cell>
          <table:table-cell table:style-name="ce19" office:value-type="float" office:value="144862" calcext:value-type="float">
            <text:p>144 862,00</text:p>
          </table:table-cell>
          <table:table-cell table:formula="of:=([.$F21]/[.$H21])*100" office:value-type="float" office:value="4.14345195752949" calcext:value-type="float">
            <text:p>4,14</text:p>
          </table:table-cell>
          <table:table-cell table:formula="of:=([.$B21]+[.$D21]+[.$F21])+257488" office:value-type="float" office:value="3496167" calcext:value-type="float">
            <text:p>3496167</text:p>
          </table:table-cell>
          <table:table-cell table:style-name="ce10" table:number-columns-repeated="56"/>
          <table:table-cell table:number-columns-repeated="960"/>
        </table:table-row>
        <table:table-row table:style-name="ro2">
          <table:table-cell office:value-type="string" calcext:value-type="string">
            <text:p>RM-6_S413</text:p>
          </table:table-cell>
          <table:table-cell office:value-type="float" office:value="733572" calcext:value-type="float">
            <text:p>733 572,00</text:p>
          </table:table-cell>
          <table:table-cell table:formula="of:=([.$B22]/[.$H22])*100" office:value-type="float" office:value="26.1291511797926" calcext:value-type="float">
            <text:p>26,13</text:p>
          </table:table-cell>
          <table:table-cell office:value-type="float" office:value="513351" calcext:value-type="float">
            <text:p>513 351,00</text:p>
          </table:table-cell>
          <table:table-cell table:formula="of:=([.$D22]/[.$H22])*100" office:value-type="float" office:value="18.285084337049" calcext:value-type="float">
            <text:p>18,29</text:p>
          </table:table-cell>
          <table:table-cell office:value-type="float" office:value="1164295" calcext:value-type="float">
            <text:p>1 164 295,00</text:p>
          </table:table-cell>
          <table:table-cell table:formula="of:=([.$F22]/[.$H22])*100" office:value-type="float" office:value="41.4711031403552" calcext:value-type="float">
            <text:p>41,47</text:p>
          </table:table-cell>
          <table:table-cell table:formula="of:=([.$B22]+[.$D22]+[.$F22])+396267" office:value-type="float" office:value="2807485" calcext:value-type="float">
            <text:p>280748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-7_S414</text:p>
          </table:table-cell>
          <table:table-cell office:value-type="float" office:value="2270364" calcext:value-type="float">
            <text:p>2 270 364,00</text:p>
          </table:table-cell>
          <table:table-cell table:formula="of:=([.$B23]/[.$H23])*100" office:value-type="float" office:value="54.8852489928238" calcext:value-type="float">
            <text:p>54,89</text:p>
          </table:table-cell>
          <table:table-cell office:value-type="float" office:value="21140" calcext:value-type="float">
            <text:p>21 140,00</text:p>
          </table:table-cell>
          <table:table-cell table:formula="of:=([.$D23]/[.$H23])*100" office:value-type="float" office:value="0.511052044389488" calcext:value-type="float">
            <text:p>0,51</text:p>
          </table:table-cell>
          <table:table-cell office:value-type="float" office:value="1121943" calcext:value-type="float">
            <text:p>1 121 943,00</text:p>
          </table:table-cell>
          <table:table-cell table:formula="of:=([.$F23]/[.$H23])*100" office:value-type="float" office:value="27.1225763405144" calcext:value-type="float">
            <text:p>27,12</text:p>
          </table:table-cell>
          <table:table-cell table:formula="of:=([.$B23]+[.$D23]+[.$F23])+723118" office:value-type="float" office:value="4136565" calcext:value-type="float">
            <text:p>4136565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RM-8_S415</text:p>
          </table:table-cell>
          <table:table-cell table:style-name="ce18" office:value-type="float" office:value="256636" calcext:value-type="float">
            <text:p>256 636,00</text:p>
          </table:table-cell>
          <table:table-cell table:formula="of:=([.$B24]/[.$H24])*100" office:value-type="float" office:value="3.92360650860389" calcext:value-type="float">
            <text:p>3,92</text:p>
          </table:table-cell>
          <table:table-cell office:value-type="float" office:value="119137" calcext:value-type="float">
            <text:p>119 137,00</text:p>
          </table:table-cell>
          <table:table-cell table:formula="of:=([.$D24]/[.$H24])*100" office:value-type="float" office:value="1.82143856908439" calcext:value-type="float">
            <text:p>1,82</text:p>
          </table:table-cell>
          <table:table-cell office:value-type="float" office:value="5380599" calcext:value-type="float">
            <text:p>5 380 599,00</text:p>
          </table:table-cell>
          <table:table-cell table:formula="of:=([.$F24]/[.$H24])*100" office:value-type="float" office:value="82.2618543641094" calcext:value-type="float">
            <text:p>82,26</text:p>
          </table:table-cell>
          <table:table-cell table:formula="of:=([.$B24]+[.$D24]+[.$F24])+784447" office:value-type="float" office:value="6540819" calcext:value-type="float">
            <text:p>6540819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RM-9_S416</text:p>
          </table:table-cell>
          <table:table-cell table:style-name="ce18" office:value-type="float" office:value="385733" calcext:value-type="float">
            <text:p>385 733,00</text:p>
          </table:table-cell>
          <table:table-cell table:formula="of:=([.$B25]/[.$H25])*100" office:value-type="float" office:value="7.36735690176526" calcext:value-type="float">
            <text:p>7,37</text:p>
          </table:table-cell>
          <table:table-cell office:value-type="float" office:value="59510" calcext:value-type="float">
            <text:p>59 510,00</text:p>
          </table:table-cell>
          <table:table-cell table:formula="of:=([.$D25]/[.$H25])*100" office:value-type="float" office:value="1.13661887685018" calcext:value-type="float">
            <text:p>1,14</text:p>
          </table:table-cell>
          <table:table-cell office:value-type="float" office:value="4351403" calcext:value-type="float">
            <text:p>4 351 403,00</text:p>
          </table:table-cell>
          <table:table-cell table:formula="of:=([.$F25]/[.$H25])*100" office:value-type="float" office:value="83.1101796434634" calcext:value-type="float">
            <text:p>83,11</text:p>
          </table:table-cell>
          <table:table-cell table:formula="of:=([.$B25]+[.$D25]+[.$F25])+439058" office:value-type="float" office:value="5235704" calcext:value-type="float">
            <text:p>523570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-1_SRR5260552</text:p>
          </table:table-cell>
          <table:table-cell office:value-type="float" office:value="12382112" calcext:value-type="float">
            <text:p>12 382 112,00</text:p>
          </table:table-cell>
          <table:table-cell table:formula="of:=([.$B26]/[.$H26])*100" office:value-type="float" office:value="86.9992337222899" calcext:value-type="float">
            <text:p>87,00</text:p>
          </table:table-cell>
          <table:table-cell office:value-type="float" office:value="144674" calcext:value-type="float">
            <text:p>144 674,00</text:p>
          </table:table-cell>
          <table:table-cell table:formula="of:=([.$D26]/[.$H26])*100" office:value-type="float" office:value="1.01650890732846" calcext:value-type="float">
            <text:p>1,02</text:p>
          </table:table-cell>
          <table:table-cell office:value-type="float" office:value="528391" calcext:value-type="float">
            <text:p>528 391,00</text:p>
          </table:table-cell>
          <table:table-cell table:formula="of:=([.$F26]/[.$H26])*100" office:value-type="float" office:value="3.71258248235474" calcext:value-type="float">
            <text:p>3,71</text:p>
          </table:table-cell>
          <table:table-cell table:formula="of:=([.$B26]+[.$D26]+[.$F26])+1177261" office:value-type="float" office:value="14232438" calcext:value-type="float">
            <text:p>1423243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-2_SRR5260551</text:p>
          </table:table-cell>
          <table:table-cell office:value-type="float" office:value="12129641" calcext:value-type="float">
            <text:p>12 129 641,00</text:p>
          </table:table-cell>
          <table:table-cell table:formula="of:=([.$B27]/[.$H27])*100" office:value-type="float" office:value="86.0744761400593" calcext:value-type="float">
            <text:p>86,07</text:p>
          </table:table-cell>
          <table:table-cell office:value-type="float" office:value="115882" calcext:value-type="float">
            <text:p>115 882,00</text:p>
          </table:table-cell>
          <table:table-cell table:formula="of:=([.$D27]/[.$H27])*100" office:value-type="float" office:value="0.822322972630629" calcext:value-type="float">
            <text:p>0,82</text:p>
          </table:table-cell>
          <table:table-cell office:value-type="float" office:value="606480" calcext:value-type="float">
            <text:p>606 480,00</text:p>
          </table:table-cell>
          <table:table-cell table:formula="of:=([.$F27]/[.$H27])*100" office:value-type="float" office:value="4.30370925977308" calcext:value-type="float">
            <text:p>4,30</text:p>
          </table:table-cell>
          <table:table-cell table:formula="of:=([.$B27]+[.$D27]+[.$F27])+1240027" office:value-type="float" office:value="14092030" calcext:value-type="float">
            <text:p>1409203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-3_SRR5260550</text:p>
          </table:table-cell>
          <table:table-cell office:value-type="float" office:value="12606662" calcext:value-type="float">
            <text:p>12 606 662,00</text:p>
          </table:table-cell>
          <table:table-cell table:formula="of:=([.$B28]/[.$H28])*100" office:value-type="float" office:value="85.5018029651141" calcext:value-type="float">
            <text:p>85,50</text:p>
          </table:table-cell>
          <table:table-cell office:value-type="float" office:value="167933" calcext:value-type="float">
            <text:p>167 933,00</text:p>
          </table:table-cell>
          <table:table-cell table:formula="of:=([.$D28]/[.$H28])*100" office:value-type="float" office:value="1.13896718079223" calcext:value-type="float">
            <text:p>1,14</text:p>
          </table:table-cell>
          <table:table-cell office:value-type="float" office:value="606480" calcext:value-type="float">
            <text:p>606 480,00</text:p>
          </table:table-cell>
          <table:table-cell table:formula="of:=([.$F28]/[.$H28])*100" office:value-type="float" office:value="4.11331195064026" calcext:value-type="float">
            <text:p>4,11</text:p>
          </table:table-cell>
          <table:table-cell table:formula="of:=([.$B28]+[.$D28]+[.$F28])+1363248" office:value-type="float" office:value="14744323" calcext:value-type="float">
            <text:p>1474432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1_21725_8_4</text:p>
          </table:table-cell>
          <table:table-cell office:value-type="float" office:value="21167146" calcext:value-type="float">
            <text:p>21 167 146,00</text:p>
          </table:table-cell>
          <table:table-cell table:formula="of:=([.$B29]/[.$H29])*100" office:value-type="float" office:value="63.5684486801762" calcext:value-type="float">
            <text:p>63,57</text:p>
          </table:table-cell>
          <table:table-cell office:value-type="float" office:value="2005458" calcext:value-type="float">
            <text:p>2 005 458,00</text:p>
          </table:table-cell>
          <table:table-cell table:formula="of:=([.$D29]/[.$H29])*100" office:value-type="float" office:value="6.0227228532958" calcext:value-type="float">
            <text:p>6,02</text:p>
          </table:table-cell>
          <table:table-cell office:value-type="float" office:value="3563961" calcext:value-type="float">
            <text:p>3 563 961,00</text:p>
          </table:table-cell>
          <table:table-cell table:formula="of:=([.$F29]/[.$H29])*100" office:value-type="float" office:value="10.7031657421671" calcext:value-type="float">
            <text:p>10,70</text:p>
          </table:table-cell>
          <table:table-cell table:formula="of:=([.$B29]+[.$D29]+[.$F29])+6561630" office:value-type="float" office:value="33298195" calcext:value-type="float">
            <text:p>3329819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2_21725_8_5</text:p>
          </table:table-cell>
          <table:table-cell office:value-type="float" office:value="19153259" calcext:value-type="float">
            <text:p>19 153 259,00</text:p>
          </table:table-cell>
          <table:table-cell table:formula="of:=([.$B30]/[.$H30])*100" office:value-type="float" office:value="64.9267946983733" calcext:value-type="float">
            <text:p>64,93</text:p>
          </table:table-cell>
          <table:table-cell office:value-type="float" office:value="1842527" calcext:value-type="float">
            <text:p>1 842 527,00</text:p>
          </table:table-cell>
          <table:table-cell table:formula="of:=([.$D30]/[.$H30])*100" office:value-type="float" office:value="6.24590166379569" calcext:value-type="float">
            <text:p>6,25</text:p>
          </table:table-cell>
          <table:table-cell office:value-type="float" office:value="2607645" calcext:value-type="float">
            <text:p>2 607 645,00</text:p>
          </table:table-cell>
          <table:table-cell table:formula="of:=([.$F30]/[.$H30])*100" office:value-type="float" office:value="8.83954169685899" calcext:value-type="float">
            <text:p>8,84</text:p>
          </table:table-cell>
          <table:table-cell table:formula="of:=([.$B30]+[.$D30]+[.$F30])+5896345" office:value-type="float" office:value="29499776" calcext:value-type="float">
            <text:p>2949977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3_21725_8_6</text:p>
          </table:table-cell>
          <table:table-cell office:value-type="float" office:value="23181684" calcext:value-type="float">
            <text:p>23 181 684,00</text:p>
          </table:table-cell>
          <table:table-cell table:formula="of:=([.$B31]/[.$H31])*100" office:value-type="float" office:value="75.822709031016" calcext:value-type="float">
            <text:p>75,82</text:p>
          </table:table-cell>
          <table:table-cell office:value-type="float" office:value="248940" calcext:value-type="float">
            <text:p>248 940,00</text:p>
          </table:table-cell>
          <table:table-cell table:formula="of:=([.$D31]/[.$H31])*100" office:value-type="float" office:value="0.814233564144051" calcext:value-type="float">
            <text:p>0,81</text:p>
          </table:table-cell>
          <table:table-cell office:value-type="float" office:value="248940" calcext:value-type="float">
            <text:p>248 940,00</text:p>
          </table:table-cell>
          <table:table-cell table:formula="of:=([.$F31]/[.$H31])*100" office:value-type="float" office:value="0.814233564144051" calcext:value-type="float">
            <text:p>0,81</text:p>
          </table:table-cell>
          <table:table-cell table:formula="of:=([.$B31]+[.$D31]+[.$F31])+6893973" office:value-type="float" office:value="30573537" calcext:value-type="float">
            <text:p>30573537</text:p>
          </table:table-cell>
          <table:table-cell table:number-columns-repeated="1016"/>
        </table:table-row>
        <table:table-row table:style-name="ro2" table:visibility="collapse">
          <table:table-cell office:value-type="string" calcext:value-type="string">
            <text:p>Total</text:p>
          </table:table-cell>
          <table:table-cell table:style-name="ce3" table:formula="of:=SUM([.B4:.B31])" office:value-type="float" office:value="147945557" calcext:value-type="float">
            <text:p>147945557</text:p>
          </table:table-cell>
          <table:table-cell table:style-name="ce3"/>
          <table:table-cell table:style-name="ce3" table:formula="of:=SUM([.D4:.D31])" office:value-type="float" office:value="12569630" calcext:value-type="float">
            <text:p>12569630</text:p>
          </table:table-cell>
          <table:table-cell table:style-name="ce3"/>
          <table:table-cell table:style-name="ce3" table:formula="of:=SUM([.F4:.F31])" office:value-type="float" office:value="98478684" calcext:value-type="float">
            <text:p>98478684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5" table:number-columns-repeated="7"/>
          <table:table-cell table:number-columns-repeated="1017"/>
        </table:table-row>
        <table:table-row table:style-name="ro2">
          <table:table-cell table:style-name="Default" office:value-type="string" calcext:value-type="string">
            <text:p>* removed library from the analysis due to contamination and/or small library size</text:p>
          </table:table-cell>
          <table:table-cell table:style-name="Default" table:number-columns-repeated="6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6" loext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00/00/00</text:date>, <text:time style:data-style-name="N2" text:time-value="12:14:25.979223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5:55:23.023835719</meta:creation-date>
    <dc:date>2021-04-05T13:06:20.533885115</dc:date>
    <meta:editing-duration>PT3H8M31S</meta:editing-duration>
    <meta:editing-cycles>28</meta:editing-cycles>
    <meta:generator>LibreOffice/6.4.6.2$Linux_X86_64 LibreOffice_project/40$Build-2</meta:generator>
    <meta:document-statistic meta:table-count="1" meta:cell-count="238" meta:object-count="0"/>
  </office:meta>
</office:document-meta>
</file>